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0477" officeooo:paragraph-rsid="00150477"/>
    </style:style>
    <style:style style:name="P2" style:family="paragraph" style:parent-style-name="Standard">
      <style:text-properties officeooo:rsid="00157e60" officeooo:paragraph-rsid="00157e60"/>
    </style:style>
    <style:style style:name="T1" style:family="text">
      <style:text-properties officeooo:rsid="00157e60"/>
    </style:style>
    <style:style style:name="T2" style:family="text">
      <style:text-properties officeooo:rsid="0016f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: Login The System</text:p>
      <text:p text:style-name="Standard">Scope: Your Project Name.</text:p>
      <text:p text:style-name="Standard">Primary Actor: User</text:p>
      <text:p text:style-name="Standard">StakeHolders and Interests:</text:p>
      <text:p text:style-name="Standard">User: want to sign-in the system without any mistake or error.</text:p>
      <text:p text:style-name="Standard">Preconditions: User should be the system user</text:p>
      <text:p text:style-name="Standard">Success Guarantee: User entered the system</text:p>
      <text:p text:style-name="Standard">Main Success Scenario:</text:p>
      <text:p text:style-name="Standard">1. <text:s/>User enters login page.</text:p>
      <text:p text:style-name="Standard">2. <text:s/>System builds login page. Fields such as username and password <text:s/>are observed on the screen.</text:p>
      <text:p text:style-name="Standard">3. <text:s/>Users enters required informations.</text:p>
      <text:p text:style-name="Standard">4. <text:s/>Users sends information with a view to entering the system.</text:p>
      <text:p text:style-name="Standard">5. <text:s/>System approves information, open the session of user and returns message ”Login process is successfull”.</text:p>
      <text:p text:style-name="Standard">Alternate flows:</text:p>
      <text:p text:style-name="Standard"><text:s text:c="6"/>3a.User does not enter all required field.</text:p>
      <text:p text:style-name="Standard"><text:s text:c="14"/>1.System wait that user enter so-called required field.</text:p>
      <text:p text:style-name="Standard"><text:s text:c="7"/>4a.The information of user such as username or password is wrong</text:p>
      <text:p text:style-name="Standard"><text:s text:c="14"/>1.System send message ”Your send wrong user parameters.”</text:p>
      <text:p text:style-name="Standard"/>
      <text:p text:style-name="P1">Caso de uso: In<text:span text:style-name="T1">greso al sistema</text:span></text:p>
      <text:p text:style-name="P1">Alcance: <text:span text:style-name="T1">Buscaminas en red</text:span></text:p>
      <text:p text:style-name="P2">Actor primario: Usuario<text:span text:style-name="T2">s</text:span></text:p>
      <text:p text:style-name="P2">Accionistas e Interesado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24:47.013000000</meta:creation-date>
    <dc:date>2017-10-22T12:16:38.759000000</dc:date>
    <meta:editing-duration>PT59M19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22" meta:word-count="147" meta:character-count="982" meta:non-whitespace-character-count="810"/>
  </office:meta>
</office:document-meta>
</file>